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0-01T00:00:00" table:style-name="ce5">
            <text:p>2022/10/1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36337" table:style-name="ce6">
            <text:p>36,337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16684" table:style-name="ce6">
            <text:p>116,684<text:s/></text:p>
          </table:table-cell>
          <table:table-cell office:value-type="float" office:value="46499" table:style-name="ce6">
            <text:p>46,499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54074" table:style-name="ce6">
            <text:p>54,074<text:s/></text:p>
          </table:table-cell>
          <table:table-cell office:value-type="float" office:value="33112" table:style-name="ce6">
            <text:p>33,112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31750" table:style-name="ce6">
            <text:p>31,750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20700" table:style-name="ce6">
            <text:p>20,700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56086" table:style-name="ce6">
            <text:p>56,086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51055" table:style-name="ce6">
            <text:p>51,055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2776" table:style-name="ce6">
            <text:p>2,776<text:s/></text:p>
          </table:table-cell>
          <table:table-cell table:number-columns-repeated="16264"/>
        </table:table-row>
        <table:table-row table:style-name="ro2">
          <table:table-cell office:value-type="date" office:date-value="2022-10-02T00:00:00" table:style-name="ce5">
            <text:p>2022/10/2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99981" table:style-name="ce6">
            <text:p>99,981<text:s/></text:p>
          </table:table-cell>
          <table:table-cell office:value-type="float" office:value="34806" table:style-name="ce6">
            <text:p>34,806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25931" table:style-name="ce6">
            <text:p>25,931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42620" table:style-name="ce6">
            <text:p>42,62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39726" table:style-name="ce6">
            <text:p>39,726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2683" table:style-name="ce6">
            <text:p>2,683<text:s/></text:p>
          </table:table-cell>
          <table:table-cell table:number-columns-repeated="16264"/>
        </table:table-row>
        <table:table-row table:style-name="ro2">
          <table:table-cell office:value-type="date" office:date-value="2022-10-03T00:00:00" table:style-name="ce5">
            <text:p>2022/10/3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35256" table:style-name="ce6">
            <text:p>35,256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15747" table:style-name="ce6">
            <text:p>15,747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0464" table:style-name="ce6">
            <text:p>30,464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96129" table:style-name="ce6">
            <text:p>96,129<text:s/></text:p>
          </table:table-cell>
          <table:table-cell office:value-type="float" office:value="32361" table:style-name="ce6">
            <text:p>32,361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21444" table:style-name="ce6">
            <text:p>21,444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27616" table:style-name="ce6">
            <text:p>27,616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0457" table:style-name="ce6">
            <text:p>20,457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32908" table:style-name="ce6">
            <text:p>32,908<text:s/></text:p>
          </table:table-cell>
          <table:table-cell office:value-type="float" office:value="33520" table:style-name="ce6">
            <text:p>33,520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41694" table:style-name="ce6">
            <text:p>41,694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49594" table:style-name="ce6">
            <text:p>49,594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32122" table:style-name="ce6">
            <text:p>32,122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4669" table:style-name="ce6">
            <text:p>4,669<text:s/></text:p>
          </table:table-cell>
          <table:table-cell table:number-columns-repeated="16264"/>
        </table:table-row>
        <table:table-row table:style-name="ro2">
          <table:table-cell office:value-type="date" office:date-value="2022-10-04T00:00:00" table:style-name="ce5">
            <text:p>2022/10/4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36259" table:style-name="ce6">
            <text:p>36,259<text:s/></text:p>
          </table:table-cell>
          <table:table-cell office:value-type="float" office:value="32827" table:style-name="ce6">
            <text:p>32,827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27713" table:style-name="ce6">
            <text:p>27,713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30777" table:style-name="ce6">
            <text:p>30,777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20779" table:style-name="ce6">
            <text:p>20,779<text:s/></text:p>
          </table:table-cell>
          <table:table-cell office:value-type="float" office:value="94215" table:style-name="ce6">
            <text:p>94,215<text:s/></text:p>
          </table:table-cell>
          <table:table-cell office:value-type="float" office:value="33921" table:style-name="ce6">
            <text:p>33,921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9575" table:style-name="ce6">
            <text:p>19,575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32845" table:style-name="ce6">
            <text:p>32,845<text:s/></text:p>
          </table:table-cell>
          <table:table-cell office:value-type="float" office:value="33955" table:style-name="ce6">
            <text:p>33,955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42690" table:style-name="ce6">
            <text:p>42,690<text:s/></text:p>
          </table:table-cell>
          <table:table-cell office:value-type="float" office:value="21268" table:style-name="ce6">
            <text:p>21,268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50342" table:style-name="ce6">
            <text:p>50,342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32978" table:style-name="ce6">
            <text:p>32,978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4846" table:style-name="ce6">
            <text:p>4,846<text:s/></text:p>
          </table:table-cell>
          <table:table-cell table:number-columns-repeated="16264"/>
        </table:table-row>
        <table:table-row table:style-name="ro2">
          <table:table-cell office:value-type="date" office:date-value="2022-10-05T00:00:00" table:style-name="ce5">
            <text:p>2022/10/5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37976" table:style-name="ce6">
            <text:p>37,976<text:s/></text:p>
          </table:table-cell>
          <table:table-cell office:value-type="float" office:value="34174" table:style-name="ce6">
            <text:p>34,174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24530" table:style-name="ce6">
            <text:p>24,53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98597" table:style-name="ce6">
            <text:p>98,597<text:s/></text:p>
          </table:table-cell>
          <table:table-cell office:value-type="float" office:value="36998" table:style-name="ce6">
            <text:p>36,998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20678" table:style-name="ce6">
            <text:p>20,678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23396" table:style-name="ce6">
            <text:p>23,396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34363" table:style-name="ce6">
            <text:p>34,363<text:s/></text:p>
          </table:table-cell>
          <table:table-cell office:value-type="float" office:value="34737" table:style-name="ce6">
            <text:p>34,737<text:s/></text:p>
          </table:table-cell>
          <table:table-cell office:value-type="float" office:value="24842" table:style-name="ce6">
            <text:p>24,842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45256" table:style-name="ce6">
            <text:p>45,256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53614" table:style-name="ce6">
            <text:p>53,614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34594" table:style-name="ce6">
            <text:p>34,594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22510" table:style-name="ce6">
            <text:p>22,510<text:s/></text:p>
          </table:table-cell>
          <table:table-cell office:value-type="float" office:value="20333" table:style-name="ce6">
            <text:p>20,333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4804" table:style-name="ce6">
            <text:p>4,804<text:s/></text:p>
          </table:table-cell>
          <table:table-cell table:number-columns-repeated="16264"/>
        </table:table-row>
        <table:table-row table:style-name="ro2">
          <table:table-cell office:value-type="date" office:date-value="2022-10-06T00:00:00" table:style-name="ce5">
            <text:p>2022/10/6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38210" table:style-name="ce6">
            <text:p>38,210<text:s/></text:p>
          </table:table-cell>
          <table:table-cell office:value-type="float" office:value="33990" table:style-name="ce6">
            <text:p>33,990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22335" table:style-name="ce6">
            <text:p>22,335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31820" table:style-name="ce6">
            <text:p>31,820<text:s/></text:p>
          </table:table-cell>
          <table:table-cell office:value-type="float" office:value="23497" table:style-name="ce6">
            <text:p>23,497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106777" table:style-name="ce6">
            <text:p>106,777<text:s/></text:p>
          </table:table-cell>
          <table:table-cell office:value-type="float" office:value="41201" table:style-name="ce6">
            <text:p>41,201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34451" table:style-name="ce6">
            <text:p>34,451<text:s/></text:p>
          </table:table-cell>
          <table:table-cell office:value-type="float" office:value="34747" table:style-name="ce6">
            <text:p>34,747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45464" table:style-name="ce6">
            <text:p>45,464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54580" table:style-name="ce6">
            <text:p>54,580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34512" table:style-name="ce6">
            <text:p>34,512<text:s/></text:p>
          </table:table-cell>
          <table:table-cell office:value-type="float" office:value="19820" table:style-name="ce6">
            <text:p>19,820<text:s/></text:p>
          </table:table-cell>
          <table:table-cell office:value-type="float" office:value="22375" table:style-name="ce6">
            <text:p>22,375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828" table:style-name="ce6">
            <text:p>4,828<text:s/></text:p>
          </table:table-cell>
          <table:table-cell table:number-columns-repeated="16264"/>
        </table:table-row>
        <table:table-row table:style-name="ro2">
          <table:table-cell office:value-type="date" office:date-value="2022-10-07T00:00:00" table:style-name="ce5">
            <text:p>2022/10/7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39699" table:style-name="ce6">
            <text:p>39,699<text:s/></text:p>
          </table:table-cell>
          <table:table-cell office:value-type="float" office:value="39451" table:style-name="ce6">
            <text:p>39,451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25186" table:style-name="ce6">
            <text:p>25,186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29671" table:style-name="ce6">
            <text:p>29,671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32676" table:style-name="ce6">
            <text:p>32,676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152129" table:style-name="ce6">
            <text:p>152,129<text:s/></text:p>
          </table:table-cell>
          <table:table-cell office:value-type="float" office:value="46947" table:style-name="ce6">
            <text:p>46,947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28064" table:style-name="ce6">
            <text:p>28,06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1735" table:style-name="ce6">
            <text:p>21,735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40626" table:style-name="ce6">
            <text:p>40,626<text:s/></text:p>
          </table:table-cell>
          <table:table-cell office:value-type="float" office:value="35837" table:style-name="ce6">
            <text:p>35,837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22081" table:style-name="ce6">
            <text:p>22,081<text:s/></text:p>
          </table:table-cell>
          <table:table-cell office:value-type="float" office:value="55549" table:style-name="ce6">
            <text:p>55,549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31403" table:style-name="ce6">
            <text:p>31,403<text:s/></text:p>
          </table:table-cell>
          <table:table-cell office:value-type="float" office:value="32685" table:style-name="ce6">
            <text:p>32,685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62753" table:style-name="ce6">
            <text:p>62,753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27287" table:style-name="ce6">
            <text:p>27,287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35756" table:style-name="ce6">
            <text:p>35,756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6081" table:style-name="ce6">
            <text:p>16,081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140" table:style-name="ce6">
            <text:p>5,140<text:s/></text:p>
          </table:table-cell>
          <table:table-cell table:number-columns-repeated="16264"/>
        </table:table-row>
        <table:table-row table:style-name="ro2">
          <table:table-cell office:value-type="date" office:date-value="2022-10-08T00:00:00" table:style-name="ce5">
            <text:p>2022/10/8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36647" table:style-name="ce6">
            <text:p>36,647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25615" table:style-name="ce6">
            <text:p>125,615<text:s/></text:p>
          </table:table-cell>
          <table:table-cell office:value-type="float" office:value="48384" table:style-name="ce6">
            <text:p>48,384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33005" table:style-name="ce6">
            <text:p>33,005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59020" table:style-name="ce6">
            <text:p>59,020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49862" table:style-name="ce6">
            <text:p>49,862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22753" table:style-name="ce6">
            <text:p>22,753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3157" table:style-name="ce6">
            <text:p>3,157<text:s/></text:p>
          </table:table-cell>
          <table:table-cell table:number-columns-repeated="16264"/>
        </table:table-row>
        <table:table-row table:style-name="ro2">
          <table:table-cell office:value-type="date" office:date-value="2022-10-09T00:00:00" table:style-name="ce5">
            <text:p>2022/10/9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30701" table:style-name="ce6">
            <text:p>30,701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08156" table:style-name="ce6">
            <text:p>108,156<text:s/></text:p>
          </table:table-cell>
          <table:table-cell office:value-type="float" office:value="44058" table:style-name="ce6">
            <text:p>44,058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21874" table:style-name="ce6">
            <text:p>21,874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32571" table:style-name="ce6">
            <text:p>32,571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28815" table:style-name="ce6">
            <text:p>28,815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57864" table:style-name="ce6">
            <text:p>57,864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45973" table:style-name="ce6">
            <text:p>45,973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003" table:style-name="ce6">
            <text:p>3,003<text:s/></text:p>
          </table:table-cell>
          <table:table-cell table:number-columns-repeated="16264"/>
        </table:table-row>
        <table:table-row table:style-name="ro2">
          <table:table-cell office:value-type="date" office:date-value="2022-10-10T00:00:00" table:style-name="ce5">
            <text:p>2022/10/10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94000" table:style-name="ce6">
            <text:p>94,000<text:s/></text:p>
          </table:table-cell>
          <table:table-cell office:value-type="float" office:value="35774" table:style-name="ce6">
            <text:p>35,774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46785" table:style-name="ce6">
            <text:p>46,785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17515" table:style-name="ce6">
            <text:p>17,515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38178" table:style-name="ce6">
            <text:p>38,178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616" table:style-name="ce6">
            <text:p>2,616<text:s/></text:p>
          </table:table-cell>
          <table:table-cell table:number-columns-repeated="16264"/>
        </table:table-row>
        <table:table-row table:style-name="ro2">
          <table:table-cell office:value-type="date" office:date-value="2022-10-11T00:00:00" table:style-name="ce5">
            <text:p>2022/10/11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36821" table:style-name="ce6">
            <text:p>36,821<text:s/></text:p>
          </table:table-cell>
          <table:table-cell office:value-type="float" office:value="32442" table:style-name="ce6">
            <text:p>32,442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5449" table:style-name="ce6">
            <text:p>15,449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98066" table:style-name="ce6">
            <text:p>98,066<text:s/></text:p>
          </table:table-cell>
          <table:table-cell office:value-type="float" office:value="35779" table:style-name="ce6">
            <text:p>35,779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28732" table:style-name="ce6">
            <text:p>28,732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2212" table:style-name="ce6">
            <text:p>22,212<text:s/></text:p>
          </table:table-cell>
          <table:table-cell office:value-type="float" office:value="32830" table:style-name="ce6">
            <text:p>32,830<text:s/></text:p>
          </table:table-cell>
          <table:table-cell office:value-type="float" office:value="34580" table:style-name="ce6">
            <text:p>34,580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44672" table:style-name="ce6">
            <text:p>44,672<text:s/></text:p>
          </table:table-cell>
          <table:table-cell office:value-type="float" office:value="20792" table:style-name="ce6">
            <text:p>20,792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51192" table:style-name="ce6">
            <text:p>51,192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33324" table:style-name="ce6">
            <text:p>33,324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21703" table:style-name="ce6">
            <text:p>21,703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4804" table:style-name="ce6">
            <text:p>4,804<text:s/></text:p>
          </table:table-cell>
          <table:table-cell table:number-columns-repeated="16264"/>
        </table:table-row>
        <table:table-row table:style-name="ro2">
          <table:table-cell office:value-type="date" office:date-value="2022-10-12T00:00:00" table:style-name="ce5">
            <text:p>2022/10/12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38462" table:style-name="ce6">
            <text:p>38,462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27888" table:style-name="ce6">
            <text:p>27,88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32433" table:style-name="ce6">
            <text:p>32,433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98652" table:style-name="ce6">
            <text:p>98,652<text:s/></text:p>
          </table:table-cell>
          <table:table-cell office:value-type="float" office:value="38131" table:style-name="ce6">
            <text:p>38,131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28923" table:style-name="ce6">
            <text:p>28,923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34224" table:style-name="ce6">
            <text:p>34,224<text:s/></text:p>
          </table:table-cell>
          <table:table-cell office:value-type="float" office:value="35299" table:style-name="ce6">
            <text:p>35,299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46941" table:style-name="ce6">
            <text:p>46,941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28941" table:style-name="ce6">
            <text:p>28,941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53833" table:style-name="ce6">
            <text:p>53,833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34704" table:style-name="ce6">
            <text:p>34,704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22421" table:style-name="ce6">
            <text:p>22,421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25535" table:style-name="ce6">
            <text:p>25,535<text:s/></text:p>
          </table:table-cell>
          <table:table-cell office:value-type="float" office:value="20248" table:style-name="ce6">
            <text:p>20,248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4894" table:style-name="ce6">
            <text:p>4,894<text:s/></text:p>
          </table:table-cell>
          <table:table-cell table:number-columns-repeated="16264"/>
        </table:table-row>
        <table:table-row table:style-name="ro2">
          <table:table-cell office:value-type="date" office:date-value="2022-10-13T00:00:00" table:style-name="ce5">
            <text:p>2022/10/13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39023" table:style-name="ce6">
            <text:p>39,023<text:s/></text:p>
          </table:table-cell>
          <table:table-cell office:value-type="float" office:value="34904" table:style-name="ce6">
            <text:p>34,904<text:s/></text:p>
          </table:table-cell>
          <table:table-cell office:value-type="float" office:value="23329" table:style-name="ce6">
            <text:p>23,329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32288" table:style-name="ce6">
            <text:p>32,28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28800" table:style-name="ce6">
            <text:p>28,800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102022" table:style-name="ce6">
            <text:p>102,022<text:s/></text:p>
          </table:table-cell>
          <table:table-cell office:value-type="float" office:value="38573" table:style-name="ce6">
            <text:p>38,573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28223" table:style-name="ce6">
            <text:p>28,223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27319" table:style-name="ce6">
            <text:p>27,319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35164" table:style-name="ce6">
            <text:p>35,164<text:s/></text:p>
          </table:table-cell>
          <table:table-cell office:value-type="float" office:value="35053" table:style-name="ce6">
            <text:p>35,053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47245" table:style-name="ce6">
            <text:p>47,245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9029" table:style-name="ce6">
            <text:p>29,029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57738" table:style-name="ce6">
            <text:p>57,738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34862" table:style-name="ce6">
            <text:p>34,862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25158" table:style-name="ce6">
            <text:p>25,158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4743" table:style-name="ce6">
            <text:p>4,743<text:s/></text:p>
          </table:table-cell>
          <table:table-cell table:number-columns-repeated="16264"/>
        </table:table-row>
        <table:table-row table:style-name="ro2">
          <table:table-cell office:value-type="date" office:date-value="2022-10-14T00:00:00" table:style-name="ce5">
            <text:p>2022/10/14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41330" table:style-name="ce6">
            <text:p>41,330<text:s/></text:p>
          </table:table-cell>
          <table:table-cell office:value-type="float" office:value="40756" table:style-name="ce6">
            <text:p>40,756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32868" table:style-name="ce6">
            <text:p>32,86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23599" table:style-name="ce6">
            <text:p>23,599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33944" table:style-name="ce6">
            <text:p>33,944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21574" table:style-name="ce6">
            <text:p>21,574<text:s/></text:p>
          </table:table-cell>
          <table:table-cell office:value-type="float" office:value="135095" table:style-name="ce6">
            <text:p>135,095<text:s/></text:p>
          </table:table-cell>
          <table:table-cell office:value-type="float" office:value="47199" table:style-name="ce6">
            <text:p>47,199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25960" table:style-name="ce6">
            <text:p>25,960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28532" table:style-name="ce6">
            <text:p>28,532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40049" table:style-name="ce6">
            <text:p>40,049<text:s/></text:p>
          </table:table-cell>
          <table:table-cell office:value-type="float" office:value="36681" table:style-name="ce6">
            <text:p>36,681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5092" table:style-name="ce6">
            <text:p>25,092<text:s/></text:p>
          </table:table-cell>
          <table:table-cell office:value-type="float" office:value="58311" table:style-name="ce6">
            <text:p>58,311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33911" table:style-name="ce6">
            <text:p>33,911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66141" table:style-name="ce6">
            <text:p>66,141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9686" table:style-name="ce6">
            <text:p>29,686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37198" table:style-name="ce6">
            <text:p>37,198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5128" table:style-name="ce6">
            <text:p>5,128<text:s/></text:p>
          </table:table-cell>
          <table:table-cell table:number-columns-repeated="16264"/>
        </table:table-row>
        <table:table-row table:style-name="ro2">
          <table:table-cell office:value-type="date" office:date-value="2022-10-15T00:00:00" table:style-name="ce5">
            <text:p>2022/10/15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37543" table:style-name="ce6">
            <text:p>37,543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22497" table:style-name="ce6">
            <text:p>22,497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21259" table:style-name="ce6">
            <text:p>121,259<text:s/></text:p>
          </table:table-cell>
          <table:table-cell office:value-type="float" office:value="49214" table:style-name="ce6">
            <text:p>49,214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20545" table:style-name="ce6">
            <text:p>20,545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33643" table:style-name="ce6">
            <text:p>33,643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58982" table:style-name="ce6">
            <text:p>58,982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53261" table:style-name="ce6">
            <text:p>53,261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989" table:style-name="ce6">
            <text:p>2,989<text:s/></text:p>
          </table:table-cell>
          <table:table-cell table:number-columns-repeated="16264"/>
        </table:table-row>
        <table:table-row table:style-name="ro2">
          <table:table-cell office:value-type="date" office:date-value="2022-10-16T00:00:00" table:style-name="ce5">
            <text:p>2022/10/16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18559" table:style-name="ce6">
            <text:p>18,559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99547" table:style-name="ce6">
            <text:p>99,547<text:s/></text:p>
          </table:table-cell>
          <table:table-cell office:value-type="float" office:value="31769" table:style-name="ce6">
            <text:p>31,769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17803" table:style-name="ce6">
            <text:p>17,803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36194" table:style-name="ce6">
            <text:p>36,194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412" table:style-name="ce6">
            <text:p>2,412<text:s/></text:p>
          </table:table-cell>
          <table:table-cell table:number-columns-repeated="16264"/>
        </table:table-row>
        <table:table-row table:style-name="ro2">
          <table:table-cell office:value-type="date" office:date-value="2022-10-17T00:00:00" table:style-name="ce5">
            <text:p>2022/10/17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37503" table:style-name="ce6">
            <text:p>37,503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21433" table:style-name="ce6">
            <text:p>21,433<text:s/></text:p>
          </table:table-cell>
          <table:table-cell office:value-type="float" office:value="96424" table:style-name="ce6">
            <text:p>96,424<text:s/></text:p>
          </table:table-cell>
          <table:table-cell office:value-type="float" office:value="34357" table:style-name="ce6">
            <text:p>34,357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34155" table:style-name="ce6">
            <text:p>34,155<text:s/></text:p>
          </table:table-cell>
          <table:table-cell office:value-type="float" office:value="34289" table:style-name="ce6">
            <text:p>34,289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0518" table:style-name="ce6">
            <text:p>20,518<text:s/></text:p>
          </table:table-cell>
          <table:table-cell office:value-type="float" office:value="43563" table:style-name="ce6">
            <text:p>43,563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26638" table:style-name="ce6">
            <text:p>26,638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52644" table:style-name="ce6">
            <text:p>52,644<text:s/></text:p>
          </table:table-cell>
          <table:table-cell office:value-type="float" office:value="18237" table:style-name="ce6">
            <text:p>18,237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922" table:style-name="ce6">
            <text:p>4,922<text:s/></text:p>
          </table:table-cell>
          <table:table-cell table:number-columns-repeated="16264"/>
        </table:table-row>
        <table:table-row table:style-name="ro2">
          <table:table-cell office:value-type="date" office:date-value="2022-10-18T00:00:00" table:style-name="ce5">
            <text:p>2022/10/18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39414" table:style-name="ce6">
            <text:p>39,414<text:s/></text:p>
          </table:table-cell>
          <table:table-cell office:value-type="float" office:value="34966" table:style-name="ce6">
            <text:p>34,966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25564" table:style-name="ce6">
            <text:p>25,564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32733" table:style-name="ce6">
            <text:p>32,733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99350" table:style-name="ce6">
            <text:p>99,350<text:s/></text:p>
          </table:table-cell>
          <table:table-cell office:value-type="float" office:value="36695" table:style-name="ce6">
            <text:p>36,695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28415" table:style-name="ce6">
            <text:p>28,415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21115" table:style-name="ce6">
            <text:p>21,115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2986" table:style-name="ce6">
            <text:p>22,986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35619" table:style-name="ce6">
            <text:p>35,619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1545" table:style-name="ce6">
            <text:p>21,545<text:s/></text:p>
          </table:table-cell>
          <table:table-cell office:value-type="float" office:value="46452" table:style-name="ce6">
            <text:p>46,452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9120" table:style-name="ce6">
            <text:p>29,120<text:s/></text:p>
          </table:table-cell>
          <table:table-cell office:value-type="float" office:value="28875" table:style-name="ce6">
            <text:p>28,875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55239" table:style-name="ce6">
            <text:p>55,239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18880" table:style-name="ce6">
            <text:p>18,880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22972" table:style-name="ce6">
            <text:p>22,972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4917" table:style-name="ce6">
            <text:p>4,917<text:s/></text:p>
          </table:table-cell>
          <table:table-cell table:number-columns-repeated="16264"/>
        </table:table-row>
        <table:table-row table:style-name="ro2">
          <table:table-cell office:value-type="date" office:date-value="2022-10-19T00:00:00" table:style-name="ce5">
            <text:p>2022/10/19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39005" table:style-name="ce6">
            <text:p>39,005<text:s/></text:p>
          </table:table-cell>
          <table:table-cell office:value-type="float" office:value="35204" table:style-name="ce6">
            <text:p>35,204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6281" table:style-name="ce6">
            <text:p>16,281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28709" table:style-name="ce6">
            <text:p>28,709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29017" table:style-name="ce6">
            <text:p>29,017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2326" table:style-name="ce6">
            <text:p>32,326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01926" table:style-name="ce6">
            <text:p>101,926<text:s/></text:p>
          </table:table-cell>
          <table:table-cell office:value-type="float" office:value="38153" table:style-name="ce6">
            <text:p>38,153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21372" table:style-name="ce6">
            <text:p>21,372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34991" table:style-name="ce6">
            <text:p>34,991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48135" table:style-name="ce6">
            <text:p>48,135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8928" table:style-name="ce6">
            <text:p>28,928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18335" table:style-name="ce6">
            <text:p>18,335<text:s/></text:p>
          </table:table-cell>
          <table:table-cell office:value-type="float" office:value="55936" table:style-name="ce6">
            <text:p>55,936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35321" table:style-name="ce6">
            <text:p>35,321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20719" table:style-name="ce6">
            <text:p>20,719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4881" table:style-name="ce6">
            <text:p>4,881<text:s/></text:p>
          </table:table-cell>
          <table:table-cell table:number-columns-repeated="16264"/>
        </table:table-row>
        <table:table-row table:style-name="ro2">
          <table:table-cell office:value-type="date" office:date-value="2022-10-20T00:00:00" table:style-name="ce5">
            <text:p>2022/10/20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39177" table:style-name="ce6">
            <text:p>39,177<text:s/></text:p>
          </table:table-cell>
          <table:table-cell office:value-type="float" office:value="35838" table:style-name="ce6">
            <text:p>35,838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21876" table:style-name="ce6">
            <text:p>21,876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32420" table:style-name="ce6">
            <text:p>32,420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06530" table:style-name="ce6">
            <text:p>106,530<text:s/></text:p>
          </table:table-cell>
          <table:table-cell office:value-type="float" office:value="38658" table:style-name="ce6">
            <text:p>38,658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8847" table:style-name="ce6">
            <text:p>28,847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36441" table:style-name="ce6">
            <text:p>36,441<text:s/></text:p>
          </table:table-cell>
          <table:table-cell office:value-type="float" office:value="35993" table:style-name="ce6">
            <text:p>35,993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22662" table:style-name="ce6">
            <text:p>22,662<text:s/></text:p>
          </table:table-cell>
          <table:table-cell office:value-type="float" office:value="48029" table:style-name="ce6">
            <text:p>48,029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29521" table:style-name="ce6">
            <text:p>29,521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61135" table:style-name="ce6">
            <text:p>61,135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4934" table:style-name="ce6">
            <text:p>4,934<text:s/></text:p>
          </table:table-cell>
          <table:table-cell table:number-columns-repeated="16264"/>
        </table:table-row>
        <table:table-row table:style-name="ro2">
          <table:table-cell office:value-type="date" office:date-value="2022-10-21T00:00:00" table:style-name="ce5">
            <text:p>2022/10/21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42202" table:style-name="ce6">
            <text:p>42,202<text:s/></text:p>
          </table:table-cell>
          <table:table-cell office:value-type="float" office:value="42155" table:style-name="ce6">
            <text:p>42,155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26503" table:style-name="ce6">
            <text:p>26,503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30789" table:style-name="ce6">
            <text:p>30,789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34401" table:style-name="ce6">
            <text:p>34,401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143422" table:style-name="ce6">
            <text:p>143,422<text:s/></text:p>
          </table:table-cell>
          <table:table-cell office:value-type="float" office:value="47773" table:style-name="ce6">
            <text:p>47,773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28394" table:style-name="ce6">
            <text:p>28,394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6491" table:style-name="ce6">
            <text:p>26,491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30050" table:style-name="ce6">
            <text:p>30,050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30950" table:style-name="ce6">
            <text:p>30,950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41491" table:style-name="ce6">
            <text:p>41,491<text:s/></text:p>
          </table:table-cell>
          <table:table-cell office:value-type="float" office:value="37355" table:style-name="ce6">
            <text:p>37,355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59197" table:style-name="ce6">
            <text:p>59,197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32461" table:style-name="ce6">
            <text:p>32,461<text:s/></text:p>
          </table:table-cell>
          <table:table-cell office:value-type="float" office:value="34495" table:style-name="ce6">
            <text:p>34,495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68999" table:style-name="ce6">
            <text:p>68,999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23693" table:style-name="ce6">
            <text:p>23,69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30637" table:style-name="ce6">
            <text:p>30,637<text:s/></text:p>
          </table:table-cell>
          <table:table-cell office:value-type="float" office:value="19843" table:style-name="ce6">
            <text:p>19,843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37462" table:style-name="ce6">
            <text:p>37,462<text:s/></text:p>
          </table:table-cell>
          <table:table-cell office:value-type="float" office:value="26155" table:style-name="ce6">
            <text:p>26,155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6491" table:style-name="ce6">
            <text:p>16,491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5212" table:style-name="ce6">
            <text:p>5,212<text:s/></text:p>
          </table:table-cell>
          <table:table-cell table:number-columns-repeated="16264"/>
        </table:table-row>
        <table:table-row table:style-name="ro2">
          <table:table-cell office:value-type="date" office:date-value="2022-10-22T00:00:00" table:style-name="ce5">
            <text:p>2022/10/22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40023" table:style-name="ce6">
            <text:p>40,023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26365" table:style-name="ce6">
            <text:p>26,365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17447" table:style-name="ce6">
            <text:p>17,447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29583" table:style-name="ce6">
            <text:p>129,583<text:s/></text:p>
          </table:table-cell>
          <table:table-cell office:value-type="float" office:value="50422" table:style-name="ce6">
            <text:p>50,422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21695" table:style-name="ce6">
            <text:p>21,695<text:s/></text:p>
          </table:table-cell>
          <table:table-cell office:value-type="float" office:value="21574" table:style-name="ce6">
            <text:p>21,574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36474" table:style-name="ce6">
            <text:p>36,474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21861" table:style-name="ce6">
            <text:p>21,861<text:s/></text:p>
          </table:table-cell>
          <table:table-cell office:value-type="float" office:value="64555" table:style-name="ce6">
            <text:p>64,555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29031" table:style-name="ce6">
            <text:p>29,031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60120" table:style-name="ce6">
            <text:p>60,120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20230" table:style-name="ce6">
            <text:p>20,230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322" table:style-name="ce6">
            <text:p>3,322<text:s/></text:p>
          </table:table-cell>
          <table:table-cell table:number-columns-repeated="16264"/>
        </table:table-row>
        <table:table-row table:style-name="ro2">
          <table:table-cell office:value-type="date" office:date-value="2022-10-23T00:00:00" table:style-name="ce5">
            <text:p>2022/10/23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28357" table:style-name="ce6">
            <text:p>28,357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113246" table:style-name="ce6">
            <text:p>113,246<text:s/></text:p>
          </table:table-cell>
          <table:table-cell office:value-type="float" office:value="38717" table:style-name="ce6">
            <text:p>38,717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50224" table:style-name="ce6">
            <text:p>50,224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44978" table:style-name="ce6">
            <text:p>44,978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663" table:style-name="ce6">
            <text:p>2,663<text:s/></text:p>
          </table:table-cell>
          <table:table-cell table:number-columns-repeated="16264"/>
        </table:table-row>
        <table:table-row table:style-name="ro2">
          <table:table-cell office:value-type="date" office:date-value="2022-10-24T00:00:00" table:style-name="ce5">
            <text:p>2022/10/24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37238" table:style-name="ce6">
            <text:p>37,238<text:s/></text:p>
          </table:table-cell>
          <table:table-cell office:value-type="float" office:value="32682" table:style-name="ce6">
            <text:p>32,682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13702" table:style-name="ce6">
            <text:p>13,702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31396" table:style-name="ce6">
            <text:p>31,396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02295" table:style-name="ce6">
            <text:p>102,295<text:s/></text:p>
          </table:table-cell>
          <table:table-cell office:value-type="float" office:value="34725" table:style-name="ce6">
            <text:p>34,725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29057" table:style-name="ce6">
            <text:p>29,057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34421" table:style-name="ce6">
            <text:p>34,421<text:s/></text:p>
          </table:table-cell>
          <table:table-cell office:value-type="float" office:value="34732" table:style-name="ce6">
            <text:p>34,732<text:s/></text:p>
          </table:table-cell>
          <table:table-cell office:value-type="float" office:value="24287" table:style-name="ce6">
            <text:p>24,287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46462" table:style-name="ce6">
            <text:p>46,462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27397" table:style-name="ce6">
            <text:p>27,397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54384" table:style-name="ce6">
            <text:p>54,384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16853" table:style-name="ce6">
            <text:p>16,853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33581" table:style-name="ce6">
            <text:p>33,581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853" table:style-name="ce6">
            <text:p>4,853<text:s/></text:p>
          </table:table-cell>
          <table:table-cell table:number-columns-repeated="16264"/>
        </table:table-row>
        <table:table-row table:style-name="ro2">
          <table:table-cell office:value-type="date" office:date-value="2022-10-25T00:00:00" table:style-name="ce5">
            <text:p>2022/10/25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34431" table:style-name="ce6">
            <text:p>34,431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23813" table:style-name="ce6">
            <text:p>23,813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32565" table:style-name="ce6">
            <text:p>32,565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101342" table:style-name="ce6">
            <text:p>101,342<text:s/></text:p>
          </table:table-cell>
          <table:table-cell office:value-type="float" office:value="35959" table:style-name="ce6">
            <text:p>35,959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24414" table:style-name="ce6">
            <text:p>24,414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28721" table:style-name="ce6">
            <text:p>28,721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34689" table:style-name="ce6">
            <text:p>34,689<text:s/></text:p>
          </table:table-cell>
          <table:table-cell office:value-type="float" office:value="35883" table:style-name="ce6">
            <text:p>35,883<text:s/></text:p>
          </table:table-cell>
          <table:table-cell office:value-type="float" office:value="24730" table:style-name="ce6">
            <text:p>24,730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47718" table:style-name="ce6">
            <text:p>47,718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55153" table:style-name="ce6">
            <text:p>55,153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34908" table:style-name="ce6">
            <text:p>34,90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4848" table:style-name="ce6">
            <text:p>4,848<text:s/></text:p>
          </table:table-cell>
          <table:table-cell table:number-columns-repeated="16264"/>
        </table:table-row>
        <table:table-row table:style-name="ro2">
          <table:table-cell office:value-type="date" office:date-value="2022-10-26T00:00:00" table:style-name="ce5">
            <text:p>2022/10/26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39011" table:style-name="ce6">
            <text:p>39,011<text:s/></text:p>
          </table:table-cell>
          <table:table-cell office:value-type="float" office:value="36029" table:style-name="ce6">
            <text:p>36,029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16180" table:style-name="ce6">
            <text:p>16,180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9220" table:style-name="ce6">
            <text:p>29,220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32662" table:style-name="ce6">
            <text:p>32,662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03967" table:style-name="ce6">
            <text:p>103,967<text:s/></text:p>
          </table:table-cell>
          <table:table-cell office:value-type="float" office:value="37760" table:style-name="ce6">
            <text:p>37,760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21004" table:style-name="ce6">
            <text:p>21,004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24006" table:style-name="ce6">
            <text:p>24,006<text:s/></text:p>
          </table:table-cell>
          <table:table-cell office:value-type="float" office:value="35849" table:style-name="ce6">
            <text:p>35,849<text:s/></text:p>
          </table:table-cell>
          <table:table-cell office:value-type="float" office:value="36124" table:style-name="ce6">
            <text:p>36,12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49649" table:style-name="ce6">
            <text:p>49,649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29300" table:style-name="ce6">
            <text:p>29,300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56672" table:style-name="ce6">
            <text:p>56,672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20060" table:style-name="ce6">
            <text:p>20,060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34858" table:style-name="ce6">
            <text:p>34,858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21215" table:style-name="ce6">
            <text:p>21,215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998" table:style-name="ce6">
            <text:p>4,998<text:s/></text:p>
          </table:table-cell>
          <table:table-cell table:number-columns-repeated="16264"/>
        </table:table-row>
        <table:table-row table:style-name="ro2">
          <table:table-cell office:value-type="date" office:date-value="2022-10-27T00:00:00" table:style-name="ce5">
            <text:p>2022/10/27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39163" table:style-name="ce6">
            <text:p>39,163<text:s/></text:p>
          </table:table-cell>
          <table:table-cell office:value-type="float" office:value="36611" table:style-name="ce6">
            <text:p>36,611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29519" table:style-name="ce6">
            <text:p>29,519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29417" table:style-name="ce6">
            <text:p>29,417<text:s/></text:p>
          </table:table-cell>
          <table:table-cell office:value-type="float" office:value="24292" table:style-name="ce6">
            <text:p>24,292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32828" table:style-name="ce6">
            <text:p>32,828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107635" table:style-name="ce6">
            <text:p>107,635<text:s/></text:p>
          </table:table-cell>
          <table:table-cell office:value-type="float" office:value="38857" table:style-name="ce6">
            <text:p>38,857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28907" table:style-name="ce6">
            <text:p>28,907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29752" table:style-name="ce6">
            <text:p>29,752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35855" table:style-name="ce6">
            <text:p>35,855<text:s/></text:p>
          </table:table-cell>
          <table:table-cell office:value-type="float" office:value="36146" table:style-name="ce6">
            <text:p>36,146<text:s/></text:p>
          </table:table-cell>
          <table:table-cell office:value-type="float" office:value="24986" table:style-name="ce6">
            <text:p>24,986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50452" table:style-name="ce6">
            <text:p>50,452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29516" table:style-name="ce6">
            <text:p>29,516<text:s/></text:p>
          </table:table-cell>
          <table:table-cell office:value-type="float" office:value="29132" table:style-name="ce6">
            <text:p>29,132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58026" table:style-name="ce6">
            <text:p>58,026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35094" table:style-name="ce6">
            <text:p>35,094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4921" table:style-name="ce6">
            <text:p>4,921<text:s/></text:p>
          </table:table-cell>
          <table:table-cell table:number-columns-repeated="16264"/>
        </table:table-row>
        <table:table-row table:style-name="ro2">
          <table:table-cell office:value-type="date" office:date-value="2022-10-28T00:00:00" table:style-name="ce5">
            <text:p>2022/10/28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43632" table:style-name="ce6">
            <text:p>43,632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34604" table:style-name="ce6">
            <text:p>34,604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141324" table:style-name="ce6">
            <text:p>141,324<text:s/></text:p>
          </table:table-cell>
          <table:table-cell office:value-type="float" office:value="47084" table:style-name="ce6">
            <text:p>47,084<text:s/></text:p>
          </table:table-cell>
          <table:table-cell office:value-type="float" office:value="20943" table:style-name="ce6">
            <text:p>20,943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30195" table:style-name="ce6">
            <text:p>30,195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25970" table:style-name="ce6">
            <text:p>25,970<text:s/></text:p>
          </table:table-cell>
          <table:table-cell office:value-type="float" office:value="41128" table:style-name="ce6">
            <text:p>41,128<text:s/></text:p>
          </table:table-cell>
          <table:table-cell office:value-type="float" office:value="37497" table:style-name="ce6">
            <text:p>37,497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63160" table:style-name="ce6">
            <text:p>63,160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34681" table:style-name="ce6">
            <text:p>34,681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67241" table:style-name="ce6">
            <text:p>67,241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15516" table:style-name="ce6">
            <text:p>15,516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27903" table:style-name="ce6">
            <text:p>27,903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5245" table:style-name="ce6">
            <text:p>5,245<text:s/></text:p>
          </table:table-cell>
          <table:table-cell table:number-columns-repeated="16264"/>
        </table:table-row>
        <table:table-row table:style-name="ro2">
          <table:table-cell office:value-type="date" office:date-value="2022-10-29T00:00:00" table:style-name="ce5">
            <text:p>2022/10/29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42346" table:style-name="ce6">
            <text:p>42,346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22764" table:style-name="ce6">
            <text:p>22,764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26364" table:style-name="ce6">
            <text:p>126,364<text:s/></text:p>
          </table:table-cell>
          <table:table-cell office:value-type="float" office:value="47991" table:style-name="ce6">
            <text:p>47,991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35420" table:style-name="ce6">
            <text:p>35,420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19654" table:style-name="ce6">
            <text:p>19,654<text:s/></text:p>
          </table:table-cell>
          <table:table-cell office:value-type="float" office:value="20837" table:style-name="ce6">
            <text:p>20,837<text:s/></text:p>
          </table:table-cell>
          <table:table-cell office:value-type="float" office:value="74264" table:style-name="ce6">
            <text:p>74,264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30190" table:style-name="ce6">
            <text:p>30,190<text:s/></text:p>
          </table:table-cell>
          <table:table-cell office:value-type="float" office:value="31786" table:style-name="ce6">
            <text:p>31,786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80940" table:style-name="ce6">
            <text:p>80,940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31522" table:style-name="ce6">
            <text:p>31,522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3098" table:style-name="ce6">
            <text:p>3,098<text:s/></text:p>
          </table:table-cell>
          <table:table-cell table:number-columns-repeated="16264"/>
        </table:table-row>
        <table:table-row table:style-name="ro2">
          <table:table-cell office:value-type="date" office:date-value="2022-10-30T00:00:00" table:style-name="ce5">
            <text:p>2022/10/30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20911" table:style-name="ce6">
            <text:p>20,911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07599" table:style-name="ce6">
            <text:p>107,599<text:s/></text:p>
          </table:table-cell>
          <table:table-cell office:value-type="float" office:value="34637" table:style-name="ce6">
            <text:p>34,637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47742" table:style-name="ce6">
            <text:p>47,742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44616" table:style-name="ce6">
            <text:p>44,616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588" table:style-name="ce6">
            <text:p>2,588<text:s/></text:p>
          </table:table-cell>
          <table:table-cell table:number-columns-repeated="16264"/>
        </table:table-row>
        <table:table-row table:style-name="ro2">
          <table:table-cell office:value-type="date" office:date-value="2022-10-31T00:00:00" table:style-name="ce5">
            <text:p>2022/10/31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35213" table:style-name="ce6">
            <text:p>35,213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28833" table:style-name="ce6">
            <text:p>28,833<text:s/></text:p>
          </table:table-cell>
          <table:table-cell office:value-type="float" office:value="21431" table:style-name="ce6">
            <text:p>21,431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33026" table:style-name="ce6">
            <text:p>33,026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23688" table:style-name="ce6">
            <text:p>23,688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101711" table:style-name="ce6">
            <text:p>101,711<text:s/></text:p>
          </table:table-cell>
          <table:table-cell office:value-type="float" office:value="34678" table:style-name="ce6">
            <text:p>34,678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28034" table:style-name="ce6">
            <text:p>28,034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35441" table:style-name="ce6">
            <text:p>35,441<text:s/></text:p>
          </table:table-cell>
          <table:table-cell office:value-type="float" office:value="35074" table:style-name="ce6">
            <text:p>35,074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46370" table:style-name="ce6">
            <text:p>46,370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25230" table:style-name="ce6">
            <text:p>25,230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55076" table:style-name="ce6">
            <text:p>55,076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35030" table:style-name="ce6">
            <text:p>35,030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5046" table:style-name="ce6">
            <text:p>5,046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0-01T00:00:00" table:style-name="ce5">
            <text:p>2022/10/1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36213" table:style-name="ce6">
            <text:p>36,21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0429" table:style-name="ce6">
            <text:p>20,429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17098" table:style-name="ce6">
            <text:p>17,098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16846" table:style-name="ce6">
            <text:p>116,846<text:s/></text:p>
          </table:table-cell>
          <table:table-cell office:value-type="float" office:value="44117" table:style-name="ce6">
            <text:p>44,117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41459" table:style-name="ce6">
            <text:p>41,459<text:s/></text:p>
          </table:table-cell>
          <table:table-cell office:value-type="float" office:value="34839" table:style-name="ce6">
            <text:p>34,839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30518" table:style-name="ce6">
            <text:p>30,518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21450" table:style-name="ce6">
            <text:p>21,450<text:s/></text:p>
          </table:table-cell>
          <table:table-cell office:value-type="float" office:value="54010" table:style-name="ce6">
            <text:p>54,010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50292" table:style-name="ce6">
            <text:p>50,292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765" table:style-name="ce6">
            <text:p>2,765<text:s/></text:p>
          </table:table-cell>
          <table:table-cell table:number-columns-repeated="16264"/>
        </table:table-row>
        <table:table-row table:style-name="ro2">
          <table:table-cell office:value-type="date" office:date-value="2022-10-02T00:00:00" table:style-name="ce5">
            <text:p>2022/10/2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08265" table:style-name="ce6">
            <text:p>108,265<text:s/></text:p>
          </table:table-cell>
          <table:table-cell office:value-type="float" office:value="33811" table:style-name="ce6">
            <text:p>33,811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20017" table:style-name="ce6">
            <text:p>20,017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44413" table:style-name="ce6">
            <text:p>44,413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40719" table:style-name="ce6">
            <text:p>40,719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19524" table:style-name="ce6">
            <text:p>19,52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2377" table:style-name="ce6">
            <text:p>2,377<text:s/></text:p>
          </table:table-cell>
          <table:table-cell table:number-columns-repeated="16264"/>
        </table:table-row>
        <table:table-row table:style-name="ro2">
          <table:table-cell office:value-type="date" office:date-value="2022-10-03T00:00:00" table:style-name="ce5">
            <text:p>2022/10/3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1694" table:style-name="ce6">
            <text:p>11,694<text:s/></text:p>
          </table:table-cell>
          <table:table-cell office:value-type="float" office:value="33675" table:style-name="ce6">
            <text:p>33,675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13068" table:style-name="ce6">
            <text:p>13,068<text:s/></text:p>
          </table:table-cell>
          <table:table-cell office:value-type="float" office:value="26546" table:style-name="ce6">
            <text:p>26,546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29268" table:style-name="ce6">
            <text:p>29,268<text:s/></text:p>
          </table:table-cell>
          <table:table-cell office:value-type="float" office:value="21134" table:style-name="ce6">
            <text:p>21,134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100372" table:style-name="ce6">
            <text:p>100,372<text:s/></text:p>
          </table:table-cell>
          <table:table-cell office:value-type="float" office:value="32397" table:style-name="ce6">
            <text:p>32,397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28840" table:style-name="ce6">
            <text:p>28,840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9976" table:style-name="ce6">
            <text:p>19,976<text:s/></text:p>
          </table:table-cell>
          <table:table-cell office:value-type="float" office:value="23204" table:style-name="ce6">
            <text:p>23,204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29083" table:style-name="ce6">
            <text:p>29,083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42138" table:style-name="ce6">
            <text:p>42,138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47888" table:style-name="ce6">
            <text:p>47,888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1412" table:style-name="ce6">
            <text:p>31,412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4411" table:style-name="ce6">
            <text:p>4,411<text:s/></text:p>
          </table:table-cell>
          <table:table-cell table:number-columns-repeated="16264"/>
        </table:table-row>
        <table:table-row table:style-name="ro2">
          <table:table-cell office:value-type="date" office:date-value="2022-10-04T00:00:00" table:style-name="ce5">
            <text:p>2022/10/4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33122" table:style-name="ce6">
            <text:p>33,122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7764" table:style-name="ce6">
            <text:p>27,764<text:s/></text:p>
          </table:table-cell>
          <table:table-cell office:value-type="float" office:value="21929" table:style-name="ce6">
            <text:p>21,929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96075" table:style-name="ce6">
            <text:p>96,075<text:s/></text:p>
          </table:table-cell>
          <table:table-cell office:value-type="float" office:value="33837" table:style-name="ce6">
            <text:p>33,837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26596" table:style-name="ce6">
            <text:p>26,596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9349" table:style-name="ce6">
            <text:p>29,349<text:s/></text:p>
          </table:table-cell>
          <table:table-cell office:value-type="float" office:value="34750" table:style-name="ce6">
            <text:p>34,750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42676" table:style-name="ce6">
            <text:p>42,676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48515" table:style-name="ce6">
            <text:p>48,515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32276" table:style-name="ce6">
            <text:p>32,276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608" table:style-name="ce6">
            <text:p>4,608<text:s/></text:p>
          </table:table-cell>
          <table:table-cell table:number-columns-repeated="16264"/>
        </table:table-row>
        <table:table-row table:style-name="ro2">
          <table:table-cell office:value-type="date" office:date-value="2022-10-05T00:00:00" table:style-name="ce5">
            <text:p>2022/10/5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36199" table:style-name="ce6">
            <text:p>36,199<text:s/></text:p>
          </table:table-cell>
          <table:table-cell office:value-type="float" office:value="35057" table:style-name="ce6">
            <text:p>35,057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22629" table:style-name="ce6">
            <text:p>22,629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1208" table:style-name="ce6">
            <text:p>31,208<text:s/></text:p>
          </table:table-cell>
          <table:table-cell office:value-type="float" office:value="22773" table:style-name="ce6">
            <text:p>22,773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99105" table:style-name="ce6">
            <text:p>99,105<text:s/></text:p>
          </table:table-cell>
          <table:table-cell office:value-type="float" office:value="36348" table:style-name="ce6">
            <text:p>36,34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29321" table:style-name="ce6">
            <text:p>29,321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30302" table:style-name="ce6">
            <text:p>30,302<text:s/></text:p>
          </table:table-cell>
          <table:table-cell office:value-type="float" office:value="35585" table:style-name="ce6">
            <text:p>35,585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22443" table:style-name="ce6">
            <text:p>22,443<text:s/></text:p>
          </table:table-cell>
          <table:table-cell office:value-type="float" office:value="45299" table:style-name="ce6">
            <text:p>45,299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28974" table:style-name="ce6">
            <text:p>28,974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51885" table:style-name="ce6">
            <text:p>51,885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33640" table:style-name="ce6">
            <text:p>33,640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4740" table:style-name="ce6">
            <text:p>4,740<text:s/></text:p>
          </table:table-cell>
          <table:table-cell table:number-columns-repeated="16264"/>
        </table:table-row>
        <table:table-row table:style-name="ro2">
          <table:table-cell office:value-type="date" office:date-value="2022-10-06T00:00:00" table:style-name="ce5">
            <text:p>2022/10/6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36364" table:style-name="ce6">
            <text:p>36,364<text:s/></text:p>
          </table:table-cell>
          <table:table-cell office:value-type="float" office:value="34771" table:style-name="ce6">
            <text:p>34,771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30796" table:style-name="ce6">
            <text:p>30,796<text:s/></text:p>
          </table:table-cell>
          <table:table-cell office:value-type="float" office:value="22727" table:style-name="ce6">
            <text:p>22,727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9001" table:style-name="ce6">
            <text:p>19,001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01517" table:style-name="ce6">
            <text:p>101,517<text:s/></text:p>
          </table:table-cell>
          <table:table-cell office:value-type="float" office:value="40438" table:style-name="ce6">
            <text:p>40,438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21156" table:style-name="ce6">
            <text:p>21,156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20134" table:style-name="ce6">
            <text:p>20,134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0377" table:style-name="ce6">
            <text:p>30,377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30659" table:style-name="ce6">
            <text:p>30,659<text:s/></text:p>
          </table:table-cell>
          <table:table-cell office:value-type="float" office:value="35552" table:style-name="ce6">
            <text:p>35,552<text:s/></text:p>
          </table:table-cell>
          <table:table-cell office:value-type="float" office:value="23688" table:style-name="ce6">
            <text:p>23,688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45770" table:style-name="ce6">
            <text:p>45,770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29340" table:style-name="ce6">
            <text:p>29,340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52941" table:style-name="ce6">
            <text:p>52,941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33407" table:style-name="ce6">
            <text:p>33,407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4622" table:style-name="ce6">
            <text:p>4,622<text:s/></text:p>
          </table:table-cell>
          <table:table-cell table:number-columns-repeated="16264"/>
        </table:table-row>
        <table:table-row table:style-name="ro2">
          <table:table-cell office:value-type="date" office:date-value="2022-10-07T00:00:00" table:style-name="ce5">
            <text:p>2022/10/7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37263" table:style-name="ce6">
            <text:p>37,263<text:s/></text:p>
          </table:table-cell>
          <table:table-cell office:value-type="float" office:value="39757" table:style-name="ce6">
            <text:p>39,757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25785" table:style-name="ce6">
            <text:p>25,785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30488" table:style-name="ce6">
            <text:p>30,48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30992" table:style-name="ce6">
            <text:p>30,99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32635" table:style-name="ce6">
            <text:p>32,635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26333" table:style-name="ce6">
            <text:p>126,333<text:s/></text:p>
          </table:table-cell>
          <table:table-cell office:value-type="float" office:value="45035" table:style-name="ce6">
            <text:p>45,035<text:s/></text:p>
          </table:table-cell>
          <table:table-cell office:value-type="float" office:value="18196" table:style-name="ce6">
            <text:p>18,196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28820" table:style-name="ce6">
            <text:p>28,820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34793" table:style-name="ce6">
            <text:p>34,793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24428" table:style-name="ce6">
            <text:p>24,428<text:s/></text:p>
          </table:table-cell>
          <table:table-cell office:value-type="float" office:value="27450" table:style-name="ce6">
            <text:p>27,450<text:s/></text:p>
          </table:table-cell>
          <table:table-cell office:value-type="float" office:value="35621" table:style-name="ce6">
            <text:p>35,621<text:s/></text:p>
          </table:table-cell>
          <table:table-cell office:value-type="float" office:value="37499" table:style-name="ce6">
            <text:p>37,499<text:s/></text:p>
          </table:table-cell>
          <table:table-cell office:value-type="float" office:value="24936" table:style-name="ce6">
            <text:p>24,936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54348" table:style-name="ce6">
            <text:p>54,348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59159" table:style-name="ce6">
            <text:p>59,159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5134" table:style-name="ce6">
            <text:p>5,134<text:s/></text:p>
          </table:table-cell>
          <table:table-cell table:number-columns-repeated="16264"/>
        </table:table-row>
        <table:table-row table:style-name="ro2">
          <table:table-cell office:value-type="date" office:date-value="2022-10-08T00:00:00" table:style-name="ce5">
            <text:p>2022/10/8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37174" table:style-name="ce6">
            <text:p>37,174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15579" table:style-name="ce6">
            <text:p>115,579<text:s/></text:p>
          </table:table-cell>
          <table:table-cell office:value-type="float" office:value="46075" table:style-name="ce6">
            <text:p>46,075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29353" table:style-name="ce6">
            <text:p>29,353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55986" table:style-name="ce6">
            <text:p>55,986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27780" table:style-name="ce6">
            <text:p>27,780<text:s/></text:p>
          </table:table-cell>
          <table:table-cell office:value-type="float" office:value="25169" table:style-name="ce6">
            <text:p>25,169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48152" table:style-name="ce6">
            <text:p>48,152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165" table:style-name="ce6">
            <text:p>3,165<text:s/></text:p>
          </table:table-cell>
          <table:table-cell table:number-columns-repeated="16264"/>
        </table:table-row>
        <table:table-row table:style-name="ro2">
          <table:table-cell office:value-type="date" office:date-value="2022-10-09T00:00:00" table:style-name="ce5">
            <text:p>2022/10/9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14403" table:style-name="ce6">
            <text:p>114,403<text:s/></text:p>
          </table:table-cell>
          <table:table-cell office:value-type="float" office:value="42146" table:style-name="ce6">
            <text:p>42,146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35067" table:style-name="ce6">
            <text:p>35,067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28027" table:style-name="ce6">
            <text:p>28,027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57150" table:style-name="ce6">
            <text:p>57,150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46766" table:style-name="ce6">
            <text:p>46,766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826" table:style-name="ce6">
            <text:p>2,826<text:s/></text:p>
          </table:table-cell>
          <table:table-cell table:number-columns-repeated="16264"/>
        </table:table-row>
        <table:table-row table:style-name="ro2">
          <table:table-cell office:value-type="date" office:date-value="2022-10-10T00:00:00" table:style-name="ce5">
            <text:p>2022/10/10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27349" table:style-name="ce6">
            <text:p>127,349<text:s/></text:p>
          </table:table-cell>
          <table:table-cell office:value-type="float" office:value="34661" table:style-name="ce6">
            <text:p>34,661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47984" table:style-name="ce6">
            <text:p>47,98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40191" table:style-name="ce6">
            <text:p>40,191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2262" table:style-name="ce6">
            <text:p>2,262<text:s/></text:p>
          </table:table-cell>
          <table:table-cell table:number-columns-repeated="16264"/>
        </table:table-row>
        <table:table-row table:style-name="ro2">
          <table:table-cell office:value-type="date" office:date-value="2022-10-11T00:00:00" table:style-name="ce5">
            <text:p>2022/10/11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32797" table:style-name="ce6">
            <text:p>32,797<text:s/></text:p>
          </table:table-cell>
          <table:table-cell office:value-type="float" office:value="22655" table:style-name="ce6">
            <text:p>22,655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7445" table:style-name="ce6">
            <text:p>27,445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113757" table:style-name="ce6">
            <text:p>113,757<text:s/></text:p>
          </table:table-cell>
          <table:table-cell office:value-type="float" office:value="35355" table:style-name="ce6">
            <text:p>35,355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20705" table:style-name="ce6">
            <text:p>20,705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27264" table:style-name="ce6">
            <text:p>27,264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4712" table:style-name="ce6">
            <text:p>24,712<text:s/></text:p>
          </table:table-cell>
          <table:table-cell office:value-type="float" office:value="30441" table:style-name="ce6">
            <text:p>30,441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44622" table:style-name="ce6">
            <text:p>44,622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49338" table:style-name="ce6">
            <text:p>49,338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32741" table:style-name="ce6">
            <text:p>32,741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20226" table:style-name="ce6">
            <text:p>20,226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4564" table:style-name="ce6">
            <text:p>4,564<text:s/></text:p>
          </table:table-cell>
          <table:table-cell table:number-columns-repeated="16264"/>
        </table:table-row>
        <table:table-row table:style-name="ro2">
          <table:table-cell office:value-type="date" office:date-value="2022-10-12T00:00:00" table:style-name="ce5">
            <text:p>2022/10/12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36829" table:style-name="ce6">
            <text:p>36,829<text:s/></text:p>
          </table:table-cell>
          <table:table-cell office:value-type="float" office:value="35407" table:style-name="ce6">
            <text:p>35,407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29100" table:style-name="ce6">
            <text:p>29,100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29083" table:style-name="ce6">
            <text:p>29,083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31031" table:style-name="ce6">
            <text:p>31,031<text:s/></text:p>
          </table:table-cell>
          <table:table-cell office:value-type="float" office:value="22854" table:style-name="ce6">
            <text:p>22,854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20866" table:style-name="ce6">
            <text:p>20,866<text:s/></text:p>
          </table:table-cell>
          <table:table-cell office:value-type="float" office:value="101328" table:style-name="ce6">
            <text:p>101,328<text:s/></text:p>
          </table:table-cell>
          <table:table-cell office:value-type="float" office:value="37733" table:style-name="ce6">
            <text:p>37,733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21056" table:style-name="ce6">
            <text:p>21,056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28022" table:style-name="ce6">
            <text:p>28,022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30617" table:style-name="ce6">
            <text:p>30,617<text:s/></text:p>
          </table:table-cell>
          <table:table-cell office:value-type="float" office:value="35874" table:style-name="ce6">
            <text:p>35,874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46986" table:style-name="ce6">
            <text:p>46,986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29330" table:style-name="ce6">
            <text:p>29,330<text:s/></text:p>
          </table:table-cell>
          <table:table-cell office:value-type="float" office:value="28185" table:style-name="ce6">
            <text:p>28,185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52458" table:style-name="ce6">
            <text:p>52,458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6735" table:style-name="ce6">
            <text:p>16,735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34475" table:style-name="ce6">
            <text:p>34,475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4716" table:style-name="ce6">
            <text:p>4,716<text:s/></text:p>
          </table:table-cell>
          <table:table-cell table:number-columns-repeated="16264"/>
        </table:table-row>
        <table:table-row table:style-name="ro2">
          <table:table-cell office:value-type="date" office:date-value="2022-10-13T00:00:00" table:style-name="ce5">
            <text:p>2022/10/13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37024" table:style-name="ce6">
            <text:p>37,024<text:s/></text:p>
          </table:table-cell>
          <table:table-cell office:value-type="float" office:value="35401" table:style-name="ce6">
            <text:p>35,401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33889" table:style-name="ce6">
            <text:p>33,88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31074" table:style-name="ce6">
            <text:p>31,074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102634" table:style-name="ce6">
            <text:p>102,634<text:s/></text:p>
          </table:table-cell>
          <table:table-cell office:value-type="float" office:value="37947" table:style-name="ce6">
            <text:p>37,947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27935" table:style-name="ce6">
            <text:p>27,935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35818" table:style-name="ce6">
            <text:p>35,818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2598" table:style-name="ce6">
            <text:p>22,598<text:s/></text:p>
          </table:table-cell>
          <table:table-cell office:value-type="float" office:value="47047" table:style-name="ce6">
            <text:p>47,047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29069" table:style-name="ce6">
            <text:p>29,069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17654" table:style-name="ce6">
            <text:p>17,654<text:s/></text:p>
          </table:table-cell>
          <table:table-cell office:value-type="float" office:value="56118" table:style-name="ce6">
            <text:p>56,118<text:s/></text:p>
          </table:table-cell>
          <table:table-cell office:value-type="float" office:value="18713" table:style-name="ce6">
            <text:p>18,713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9232" table:style-name="ce6">
            <text:p>19,232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34032" table:style-name="ce6">
            <text:p>34,032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4716" table:style-name="ce6">
            <text:p>4,716<text:s/></text:p>
          </table:table-cell>
          <table:table-cell table:number-columns-repeated="16264"/>
        </table:table-row>
        <table:table-row table:style-name="ro2">
          <table:table-cell office:value-type="date" office:date-value="2022-10-14T00:00:00" table:style-name="ce5">
            <text:p>2022/10/14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38074" table:style-name="ce6">
            <text:p>38,074<text:s/></text:p>
          </table:table-cell>
          <table:table-cell office:value-type="float" office:value="40584" table:style-name="ce6">
            <text:p>40,584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34484" table:style-name="ce6">
            <text:p>34,484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5266" table:style-name="ce6">
            <text:p>15,266<text:s/></text:p>
          </table:table-cell>
          <table:table-cell office:value-type="float" office:value="24908" table:style-name="ce6">
            <text:p>24,908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30167" table:style-name="ce6">
            <text:p>30,167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31049" table:style-name="ce6">
            <text:p>31,049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33378" table:style-name="ce6">
            <text:p>33,37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25272" table:style-name="ce6">
            <text:p>125,272<text:s/></text:p>
          </table:table-cell>
          <table:table-cell office:value-type="float" office:value="45399" table:style-name="ce6">
            <text:p>45,399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22340" table:style-name="ce6">
            <text:p>22,340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9472" table:style-name="ce6">
            <text:p>29,472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33717" table:style-name="ce6">
            <text:p>33,717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35749" table:style-name="ce6">
            <text:p>35,749<text:s/></text:p>
          </table:table-cell>
          <table:table-cell office:value-type="float" office:value="38307" table:style-name="ce6">
            <text:p>38,307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56288" table:style-name="ce6">
            <text:p>56,288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32407" table:style-name="ce6">
            <text:p>32,407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62693" table:style-name="ce6">
            <text:p>62,693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15774" table:style-name="ce6">
            <text:p>15,774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29083" table:style-name="ce6">
            <text:p>29,083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35416" table:style-name="ce6">
            <text:p>35,416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6252" table:style-name="ce6">
            <text:p>16,252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181" table:style-name="ce6">
            <text:p>5,181<text:s/></text:p>
          </table:table-cell>
          <table:table-cell table:number-columns-repeated="16264"/>
        </table:table-row>
        <table:table-row table:style-name="ro2">
          <table:table-cell office:value-type="date" office:date-value="2022-10-15T00:00:00" table:style-name="ce5">
            <text:p>2022/10/15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38279" table:style-name="ce6">
            <text:p>38,279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1300" table:style-name="ce6">
            <text:p>21,300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21291" table:style-name="ce6">
            <text:p>121,291<text:s/></text:p>
          </table:table-cell>
          <table:table-cell office:value-type="float" office:value="47256" table:style-name="ce6">
            <text:p>47,256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30989" table:style-name="ce6">
            <text:p>30,989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57209" table:style-name="ce6">
            <text:p>57,209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51997" table:style-name="ce6">
            <text:p>51,997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3001" table:style-name="ce6">
            <text:p>3,001<text:s/></text:p>
          </table:table-cell>
          <table:table-cell table:number-columns-repeated="16264"/>
        </table:table-row>
        <table:table-row table:style-name="ro2">
          <table:table-cell office:value-type="date" office:date-value="2022-10-16T00:00:00" table:style-name="ce5">
            <text:p>2022/10/16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12997" table:style-name="ce6">
            <text:p>112,997<text:s/></text:p>
          </table:table-cell>
          <table:table-cell office:value-type="float" office:value="31589" table:style-name="ce6">
            <text:p>31,589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40067" table:style-name="ce6">
            <text:p>40,067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37651" table:style-name="ce6">
            <text:p>37,651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131" table:style-name="ce6">
            <text:p>2,131<text:s/></text:p>
          </table:table-cell>
          <table:table-cell table:number-columns-repeated="16264"/>
        </table:table-row>
        <table:table-row table:style-name="ro2">
          <table:table-cell office:value-type="date" office:date-value="2022-10-17T00:00:00" table:style-name="ce5">
            <text:p>2022/10/17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36027" table:style-name="ce6">
            <text:p>36,027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23370" table:style-name="ce6">
            <text:p>23,370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30357" table:style-name="ce6">
            <text:p>30,357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103201" table:style-name="ce6">
            <text:p>103,201<text:s/></text:p>
          </table:table-cell>
          <table:table-cell office:value-type="float" office:value="33835" table:style-name="ce6">
            <text:p>33,835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20507" table:style-name="ce6">
            <text:p>20,507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34567" table:style-name="ce6">
            <text:p>34,567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43423" table:style-name="ce6">
            <text:p>43,423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26200" table:style-name="ce6">
            <text:p>26,200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51379" table:style-name="ce6">
            <text:p>51,379<text:s/></text:p>
          </table:table-cell>
          <table:table-cell office:value-type="float" office:value="18073" table:style-name="ce6">
            <text:p>18,073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6440" table:style-name="ce6">
            <text:p>16,44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33718" table:style-name="ce6">
            <text:p>33,718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805" table:style-name="ce6">
            <text:p>4,805<text:s/></text:p>
          </table:table-cell>
          <table:table-cell table:number-columns-repeated="16264"/>
        </table:table-row>
        <table:table-row table:style-name="ro2">
          <table:table-cell office:value-type="date" office:date-value="2022-10-18T00:00:00" table:style-name="ce5">
            <text:p>2022/10/18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37960" table:style-name="ce6">
            <text:p>37,960<text:s/></text:p>
          </table:table-cell>
          <table:table-cell office:value-type="float" office:value="35804" table:style-name="ce6">
            <text:p>35,804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7842" table:style-name="ce6">
            <text:p>17,842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29236" table:style-name="ce6">
            <text:p>29,236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31541" table:style-name="ce6">
            <text:p>31,541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101399" table:style-name="ce6">
            <text:p>101,399<text:s/></text:p>
          </table:table-cell>
          <table:table-cell office:value-type="float" office:value="36381" table:style-name="ce6">
            <text:p>36,381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30371" table:style-name="ce6">
            <text:p>30,371<text:s/></text:p>
          </table:table-cell>
          <table:table-cell office:value-type="float" office:value="36207" table:style-name="ce6">
            <text:p>36,207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46251" table:style-name="ce6">
            <text:p>46,251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28445" table:style-name="ce6">
            <text:p>28,445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53642" table:style-name="ce6">
            <text:p>53,642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7979" table:style-name="ce6">
            <text:p>17,979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35159" table:style-name="ce6">
            <text:p>35,159<text:s/></text:p>
          </table:table-cell>
          <table:table-cell office:value-type="float" office:value="19820" table:style-name="ce6">
            <text:p>19,820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20657" table:style-name="ce6">
            <text:p>20,657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4767" table:style-name="ce6">
            <text:p>4,767<text:s/></text:p>
          </table:table-cell>
          <table:table-cell table:number-columns-repeated="16264"/>
        </table:table-row>
        <table:table-row table:style-name="ro2">
          <table:table-cell office:value-type="date" office:date-value="2022-10-19T00:00:00" table:style-name="ce5">
            <text:p>2022/10/19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30237" table:style-name="ce6">
            <text:p>30,237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29214" table:style-name="ce6">
            <text:p>29,214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31356" table:style-name="ce6">
            <text:p>31,356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1007" table:style-name="ce6">
            <text:p>21,007<text:s/></text:p>
          </table:table-cell>
          <table:table-cell office:value-type="float" office:value="102970" table:style-name="ce6">
            <text:p>102,970<text:s/></text:p>
          </table:table-cell>
          <table:table-cell office:value-type="float" office:value="37721" table:style-name="ce6">
            <text:p>37,721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24617" table:style-name="ce6">
            <text:p>24,617<text:s/></text:p>
          </table:table-cell>
          <table:table-cell office:value-type="float" office:value="24872" table:style-name="ce6">
            <text:p>24,872<text:s/></text:p>
          </table:table-cell>
          <table:table-cell office:value-type="float" office:value="21160" table:style-name="ce6">
            <text:p>21,160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6527" table:style-name="ce6">
            <text:p>16,527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30385" table:style-name="ce6">
            <text:p>30,385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31157" table:style-name="ce6">
            <text:p>31,157<text:s/></text:p>
          </table:table-cell>
          <table:table-cell office:value-type="float" office:value="36549" table:style-name="ce6">
            <text:p>36,549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47988" table:style-name="ce6">
            <text:p>47,988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29374" table:style-name="ce6">
            <text:p>29,374<text:s/></text:p>
          </table:table-cell>
          <table:table-cell office:value-type="float" office:value="28487" table:style-name="ce6">
            <text:p>28,487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53776" table:style-name="ce6">
            <text:p>53,776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34430" table:style-name="ce6">
            <text:p>34,430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4819" table:style-name="ce6">
            <text:p>4,819<text:s/></text:p>
          </table:table-cell>
          <table:table-cell table:number-columns-repeated="16264"/>
        </table:table-row>
        <table:table-row table:style-name="ro2">
          <table:table-cell office:value-type="date" office:date-value="2022-10-20T00:00:00" table:style-name="ce5">
            <text:p>2022/10/20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5533" table:style-name="ce6">
            <text:p>15,533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31412" table:style-name="ce6">
            <text:p>31,412<text:s/></text:p>
          </table:table-cell>
          <table:table-cell office:value-type="float" office:value="23146" table:style-name="ce6">
            <text:p>23,146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0631" table:style-name="ce6">
            <text:p>20,631<text:s/></text:p>
          </table:table-cell>
          <table:table-cell office:value-type="float" office:value="105889" table:style-name="ce6">
            <text:p>105,889<text:s/></text:p>
          </table:table-cell>
          <table:table-cell office:value-type="float" office:value="38009" table:style-name="ce6">
            <text:p>38,009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23500" table:style-name="ce6">
            <text:p>23,500<text:s/></text:p>
          </table:table-cell>
          <table:table-cell office:value-type="float" office:value="24798" table:style-name="ce6">
            <text:p>24,798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28105" table:style-name="ce6">
            <text:p>28,105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2063" table:style-name="ce6">
            <text:p>32,063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32412" table:style-name="ce6">
            <text:p>32,412<text:s/></text:p>
          </table:table-cell>
          <table:table-cell office:value-type="float" office:value="36730" table:style-name="ce6">
            <text:p>36,730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47458" table:style-name="ce6">
            <text:p>47,458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9976" table:style-name="ce6">
            <text:p>29,976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58812" table:style-name="ce6">
            <text:p>58,812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34243" table:style-name="ce6">
            <text:p>34,243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20821" table:style-name="ce6">
            <text:p>20,821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4934" table:style-name="ce6">
            <text:p>4,934<text:s/></text:p>
          </table:table-cell>
          <table:table-cell table:number-columns-repeated="16264"/>
        </table:table-row>
        <table:table-row table:style-name="ro2">
          <table:table-cell office:value-type="date" office:date-value="2022-10-21T00:00:00" table:style-name="ce5">
            <text:p>2022/10/21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39761" table:style-name="ce6">
            <text:p>39,761<text:s/></text:p>
          </table:table-cell>
          <table:table-cell office:value-type="float" office:value="42389" table:style-name="ce6">
            <text:p>42,389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31361" table:style-name="ce6">
            <text:p>31,36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9401" table:style-name="ce6">
            <text:p>29,401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33223" table:style-name="ce6">
            <text:p>33,223<text:s/></text:p>
          </table:table-cell>
          <table:table-cell office:value-type="float" office:value="24509" table:style-name="ce6">
            <text:p>24,509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132060" table:style-name="ce6">
            <text:p>132,060<text:s/></text:p>
          </table:table-cell>
          <table:table-cell office:value-type="float" office:value="45936" table:style-name="ce6">
            <text:p>45,936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8694" table:style-name="ce6">
            <text:p>28,694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36590" table:style-name="ce6">
            <text:p>36,590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8702" table:style-name="ce6">
            <text:p>28,702<text:s/></text:p>
          </table:table-cell>
          <table:table-cell office:value-type="float" office:value="36819" table:style-name="ce6">
            <text:p>36,819<text:s/></text:p>
          </table:table-cell>
          <table:table-cell office:value-type="float" office:value="39003" table:style-name="ce6">
            <text:p>39,003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24734" table:style-name="ce6">
            <text:p>24,734<text:s/></text:p>
          </table:table-cell>
          <table:table-cell office:value-type="float" office:value="57010" table:style-name="ce6">
            <text:p>57,010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33235" table:style-name="ce6">
            <text:p>33,235<text:s/></text:p>
          </table:table-cell>
          <table:table-cell office:value-type="float" office:value="33306" table:style-name="ce6">
            <text:p>33,306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66580" table:style-name="ce6">
            <text:p>66,580<text:s/></text:p>
          </table:table-cell>
          <table:table-cell office:value-type="float" office:value="20685" table:style-name="ce6">
            <text:p>20,685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31162" table:style-name="ce6">
            <text:p>31,162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36183" table:style-name="ce6">
            <text:p>36,183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5320" table:style-name="ce6">
            <text:p>5,320<text:s/></text:p>
          </table:table-cell>
          <table:table-cell table:number-columns-repeated="16264"/>
        </table:table-row>
        <table:table-row table:style-name="ro2">
          <table:table-cell office:value-type="date" office:date-value="2022-10-22T00:00:00" table:style-name="ce5">
            <text:p>2022/10/22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40342" table:style-name="ce6">
            <text:p>40,342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24530" table:style-name="ce6">
            <text:p>24,530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31796" table:style-name="ce6">
            <text:p>131,796<text:s/></text:p>
          </table:table-cell>
          <table:table-cell office:value-type="float" office:value="48283" table:style-name="ce6">
            <text:p>48,283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31202" table:style-name="ce6">
            <text:p>31,20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33257" table:style-name="ce6">
            <text:p>33,257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61931" table:style-name="ce6">
            <text:p>61,931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28052" table:style-name="ce6">
            <text:p>28,052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60759" table:style-name="ce6">
            <text:p>60,759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8359" table:style-name="ce6">
            <text:p>28,35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3307" table:style-name="ce6">
            <text:p>3,307<text:s/></text:p>
          </table:table-cell>
          <table:table-cell table:number-columns-repeated="16264"/>
        </table:table-row>
        <table:table-row table:style-name="ro2">
          <table:table-cell office:value-type="date" office:date-value="2022-10-23T00:00:00" table:style-name="ce5">
            <text:p>2022/10/23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25309" table:style-name="ce6">
            <text:p>125,309<text:s/></text:p>
          </table:table-cell>
          <table:table-cell office:value-type="float" office:value="37595" table:style-name="ce6">
            <text:p>37,595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28426" table:style-name="ce6">
            <text:p>28,426<text:s/></text:p>
          </table:table-cell>
          <table:table-cell office:value-type="float" office:value="20551" table:style-name="ce6">
            <text:p>20,551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51675" table:style-name="ce6">
            <text:p>51,675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45753" table:style-name="ce6">
            <text:p>45,753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23187" table:style-name="ce6">
            <text:p>23,187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381" table:style-name="ce6">
            <text:p>2,381<text:s/></text:p>
          </table:table-cell>
          <table:table-cell table:number-columns-repeated="16264"/>
        </table:table-row>
        <table:table-row table:style-name="ro2">
          <table:table-cell office:value-type="date" office:date-value="2022-10-24T00:00:00" table:style-name="ce5">
            <text:p>2022/10/24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33253" table:style-name="ce6">
            <text:p>33,253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27253" table:style-name="ce6">
            <text:p>27,253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108975" table:style-name="ce6">
            <text:p>108,975<text:s/></text:p>
          </table:table-cell>
          <table:table-cell office:value-type="float" office:value="34340" table:style-name="ce6">
            <text:p>34,340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27329" table:style-name="ce6">
            <text:p>27,329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30837" table:style-name="ce6">
            <text:p>30,837<text:s/></text:p>
          </table:table-cell>
          <table:table-cell office:value-type="float" office:value="35211" table:style-name="ce6">
            <text:p>35,211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46679" table:style-name="ce6">
            <text:p>46,679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52836" table:style-name="ce6">
            <text:p>52,836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26418" table:style-name="ce6">
            <text:p>26,418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708" table:style-name="ce6">
            <text:p>4,708<text:s/></text:p>
          </table:table-cell>
          <table:table-cell table:number-columns-repeated="16264"/>
        </table:table-row>
        <table:table-row table:style-name="ro2">
          <table:table-cell office:value-type="date" office:date-value="2022-10-25T00:00:00" table:style-name="ce5">
            <text:p>2022/10/25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36458" table:style-name="ce6">
            <text:p>36,458<text:s/></text:p>
          </table:table-cell>
          <table:table-cell office:value-type="float" office:value="35063" table:style-name="ce6">
            <text:p>35,063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29139" table:style-name="ce6">
            <text:p>29,139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31214" table:style-name="ce6">
            <text:p>31,214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23966" table:style-name="ce6">
            <text:p>23,966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103246" table:style-name="ce6">
            <text:p>103,246<text:s/></text:p>
          </table:table-cell>
          <table:table-cell office:value-type="float" office:value="35603" table:style-name="ce6">
            <text:p>35,603<text:s/></text:p>
          </table:table-cell>
          <table:table-cell office:value-type="float" office:value="17403" table:style-name="ce6">
            <text:p>17,403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31119" table:style-name="ce6">
            <text:p>31,119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30933" table:style-name="ce6">
            <text:p>30,933<text:s/></text:p>
          </table:table-cell>
          <table:table-cell office:value-type="float" office:value="36530" table:style-name="ce6">
            <text:p>36,530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47677" table:style-name="ce6">
            <text:p>47,677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53170" table:style-name="ce6">
            <text:p>53,170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34148" table:style-name="ce6">
            <text:p>34,148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5388" table:style-name="ce6">
            <text:p>15,388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0238" table:style-name="ce6">
            <text:p>20,238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729" table:style-name="ce6">
            <text:p>4,729<text:s/></text:p>
          </table:table-cell>
          <table:table-cell table:number-columns-repeated="16264"/>
        </table:table-row>
        <table:table-row table:style-name="ro2">
          <table:table-cell office:value-type="date" office:date-value="2022-10-26T00:00:00" table:style-name="ce5">
            <text:p>2022/10/26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36797" table:style-name="ce6">
            <text:p>36,797<text:s/></text:p>
          </table:table-cell>
          <table:table-cell office:value-type="float" office:value="36630" table:style-name="ce6">
            <text:p>36,630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29447" table:style-name="ce6">
            <text:p>29,447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31676" table:style-name="ce6">
            <text:p>31,676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104761" table:style-name="ce6">
            <text:p>104,761<text:s/></text:p>
          </table:table-cell>
          <table:table-cell office:value-type="float" office:value="37440" table:style-name="ce6">
            <text:p>37,440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21479" table:style-name="ce6">
            <text:p>21,479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32820" table:style-name="ce6">
            <text:p>32,820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31982" table:style-name="ce6">
            <text:p>31,982<text:s/></text:p>
          </table:table-cell>
          <table:table-cell office:value-type="float" office:value="36988" table:style-name="ce6">
            <text:p>36,988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49177" table:style-name="ce6">
            <text:p>49,177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30014" table:style-name="ce6">
            <text:p>30,014<text:s/></text:p>
          </table:table-cell>
          <table:table-cell office:value-type="float" office:value="28386" table:style-name="ce6">
            <text:p>28,386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54790" table:style-name="ce6">
            <text:p>54,790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33935" table:style-name="ce6">
            <text:p>33,935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21550" table:style-name="ce6">
            <text:p>21,550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906" table:style-name="ce6">
            <text:p>4,906<text:s/></text:p>
          </table:table-cell>
          <table:table-cell table:number-columns-repeated="16264"/>
        </table:table-row>
        <table:table-row table:style-name="ro2">
          <table:table-cell office:value-type="date" office:date-value="2022-10-27T00:00:00" table:style-name="ce5">
            <text:p>2022/10/27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37120" table:style-name="ce6">
            <text:p>37,120<text:s/></text:p>
          </table:table-cell>
          <table:table-cell office:value-type="float" office:value="37233" table:style-name="ce6">
            <text:p>37,233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31253" table:style-name="ce6">
            <text:p>31,253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29297" table:style-name="ce6">
            <text:p>29,297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31591" table:style-name="ce6">
            <text:p>31,591<text:s/></text:p>
          </table:table-cell>
          <table:table-cell office:value-type="float" office:value="23549" table:style-name="ce6">
            <text:p>23,549<text:s/></text:p>
          </table:table-cell>
          <table:table-cell office:value-type="float" office:value="24092" table:style-name="ce6">
            <text:p>24,092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06200" table:style-name="ce6">
            <text:p>106,200<text:s/></text:p>
          </table:table-cell>
          <table:table-cell office:value-type="float" office:value="38028" table:style-name="ce6">
            <text:p>38,028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28084" table:style-name="ce6">
            <text:p>28,084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33254" table:style-name="ce6">
            <text:p>33,254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1114" table:style-name="ce6">
            <text:p>21,114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31952" table:style-name="ce6">
            <text:p>31,952<text:s/></text:p>
          </table:table-cell>
          <table:table-cell office:value-type="float" office:value="36978" table:style-name="ce6">
            <text:p>36,978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50129" table:style-name="ce6">
            <text:p>50,129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18104" table:style-name="ce6">
            <text:p>18,104<text:s/></text:p>
          </table:table-cell>
          <table:table-cell office:value-type="float" office:value="55986" table:style-name="ce6">
            <text:p>55,986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34368" table:style-name="ce6">
            <text:p>34,368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4916" table:style-name="ce6">
            <text:p>4,916<text:s/></text:p>
          </table:table-cell>
          <table:table-cell table:number-columns-repeated="16264"/>
        </table:table-row>
        <table:table-row table:style-name="ro2">
          <table:table-cell office:value-type="date" office:date-value="2022-10-28T00:00:00" table:style-name="ce5">
            <text:p>2022/10/28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40486" table:style-name="ce6">
            <text:p>40,486<text:s/></text:p>
          </table:table-cell>
          <table:table-cell office:value-type="float" office:value="43688" table:style-name="ce6">
            <text:p>43,688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16565" table:style-name="ce6">
            <text:p>16,565<text:s/></text:p>
          </table:table-cell>
          <table:table-cell office:value-type="float" office:value="32255" table:style-name="ce6">
            <text:p>32,255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33066" table:style-name="ce6">
            <text:p>133,066<text:s/></text:p>
          </table:table-cell>
          <table:table-cell office:value-type="float" office:value="45368" table:style-name="ce6">
            <text:p>45,368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22404" table:style-name="ce6">
            <text:p>22,404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26883" table:style-name="ce6">
            <text:p>26,883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30146" table:style-name="ce6">
            <text:p>30,146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35008" table:style-name="ce6">
            <text:p>35,008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28963" table:style-name="ce6">
            <text:p>28,963<text:s/></text:p>
          </table:table-cell>
          <table:table-cell office:value-type="float" office:value="36638" table:style-name="ce6">
            <text:p>36,638<text:s/></text:p>
          </table:table-cell>
          <table:table-cell office:value-type="float" office:value="39039" table:style-name="ce6">
            <text:p>39,039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60109" table:style-name="ce6">
            <text:p>60,109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33229" table:style-name="ce6">
            <text:p>33,229<text:s/></text:p>
          </table:table-cell>
          <table:table-cell office:value-type="float" office:value="32534" table:style-name="ce6">
            <text:p>32,534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64628" table:style-name="ce6">
            <text:p>64,628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21771" table:style-name="ce6">
            <text:p>21,771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30242" table:style-name="ce6">
            <text:p>30,242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36422" table:style-name="ce6">
            <text:p>36,422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22671" table:style-name="ce6">
            <text:p>22,671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5288" table:style-name="ce6">
            <text:p>5,288<text:s/></text:p>
          </table:table-cell>
          <table:table-cell table:number-columns-repeated="16264"/>
        </table:table-row>
        <table:table-row table:style-name="ro2">
          <table:table-cell office:value-type="date" office:date-value="2022-10-29T00:00:00" table:style-name="ce5">
            <text:p>2022/10/29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21372" table:style-name="ce6">
            <text:p>21,372<text:s/></text:p>
          </table:table-cell>
          <table:table-cell office:value-type="float" office:value="43026" table:style-name="ce6">
            <text:p>43,026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6374" table:style-name="ce6">
            <text:p>26,374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27561" table:style-name="ce6">
            <text:p>127,561<text:s/></text:p>
          </table:table-cell>
          <table:table-cell office:value-type="float" office:value="45824" table:style-name="ce6">
            <text:p>45,824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25314" table:style-name="ce6">
            <text:p>25,314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22505" table:style-name="ce6">
            <text:p>22,505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15547" table:style-name="ce6">
            <text:p>15,547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32876" table:style-name="ce6">
            <text:p>32,876<text:s/></text:p>
          </table:table-cell>
          <table:table-cell office:value-type="float" office:value="28331" table:style-name="ce6">
            <text:p>28,331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69781" table:style-name="ce6">
            <text:p>69,781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30371" table:style-name="ce6">
            <text:p>30,371<text:s/></text:p>
          </table:table-cell>
          <table:table-cell office:value-type="float" office:value="31274" table:style-name="ce6">
            <text:p>31,274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76384" table:style-name="ce6">
            <text:p>76,384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2952" table:style-name="ce6">
            <text:p>2,952<text:s/></text:p>
          </table:table-cell>
          <table:table-cell table:number-columns-repeated="16264"/>
        </table:table-row>
        <table:table-row table:style-name="ro2">
          <table:table-cell office:value-type="date" office:date-value="2022-10-30T00:00:00" table:style-name="ce5">
            <text:p>2022/10/30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30478" table:style-name="ce6">
            <text:p>30,478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20140" table:style-name="ce6">
            <text:p>120,140<text:s/></text:p>
          </table:table-cell>
          <table:table-cell office:value-type="float" office:value="34270" table:style-name="ce6">
            <text:p>34,270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5656" table:style-name="ce6">
            <text:p>15,656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50122" table:style-name="ce6">
            <text:p>50,122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46642" table:style-name="ce6">
            <text:p>46,642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394" table:style-name="ce6">
            <text:p>2,394<text:s/></text:p>
          </table:table-cell>
          <table:table-cell table:number-columns-repeated="16264"/>
        </table:table-row>
        <table:table-row table:style-name="ro2">
          <table:table-cell office:value-type="date" office:date-value="2022-10-31T00:00:00" table:style-name="ce5">
            <text:p>2022/10/31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37079" table:style-name="ce6">
            <text:p>37,079<text:s/></text:p>
          </table:table-cell>
          <table:table-cell office:value-type="float" office:value="35975" table:style-name="ce6">
            <text:p>35,975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8510" table:style-name="ce6">
            <text:p>28,510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31246" table:style-name="ce6">
            <text:p>31,246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09336" table:style-name="ce6">
            <text:p>109,336<text:s/></text:p>
          </table:table-cell>
          <table:table-cell office:value-type="float" office:value="34565" table:style-name="ce6">
            <text:p>34,565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35698" table:style-name="ce6">
            <text:p>35,698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46949" table:style-name="ce6">
            <text:p>46,949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53933" table:style-name="ce6">
            <text:p>53,933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7794" table:style-name="ce6">
            <text:p>17,794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16909" table:style-name="ce6">
            <text:p>16,909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20203" table:style-name="ce6">
            <text:p>20,203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24712" table:style-name="ce6">
            <text:p>24,712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958" table:style-name="ce6">
            <text:p>4,95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11-11T01:37:57Z</meta:creation-date>
    <dc:date>2022-11-11T01:38:32Z</dc:date>
  </office:meta>
</office:document-meta>
</file>